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052ffd" officeooo:paragraph-rsid="00052ffd"/>
    </style:style>
    <style:style style:name="P2" style:family="paragraph" style:parent-style-name="Standard">
      <style:text-properties officeooo:rsid="00052ffd" officeooo:paragraph-rsid="0008f7ab"/>
    </style:style>
    <style:style style:name="P3" style:family="paragraph" style:parent-style-name="Standard">
      <style:text-properties officeooo:paragraph-rsid="00052ffd"/>
    </style:style>
    <style:style style:name="P4" style:family="paragraph" style:parent-style-name="Standard">
      <style:text-properties officeooo:rsid="0005aa83" officeooo:paragraph-rsid="0005aa83"/>
    </style:style>
    <style:style style:name="P5" style:family="paragraph" style:parent-style-name="Standard">
      <style:text-properties fo:font-weight="bold" officeooo:rsid="0005aa83" officeooo:paragraph-rsid="0005aa83" style:font-weight-asian="bold" style:font-weight-complex="bold"/>
    </style:style>
    <style:style style:name="P6" style:family="paragraph" style:parent-style-name="Standard">
      <style:text-properties fo:font-weight="bold" officeooo:rsid="0006f817" officeooo:paragraph-rsid="0006f817" style:font-weight-asian="bold" style:font-weight-complex="bold"/>
    </style:style>
    <style:style style:name="P7" style:family="paragraph" style:parent-style-name="Standard">
      <style:text-properties fo:font-weight="normal" officeooo:rsid="0006f817" officeooo:paragraph-rsid="0006f817" style:font-weight-asian="normal" style:font-weight-complex="normal"/>
    </style:style>
    <style:style style:name="P8" style:family="paragraph" style:parent-style-name="Standard">
      <style:text-properties officeooo:rsid="0008f7ab" officeooo:paragraph-rsid="00052ffd"/>
    </style:style>
    <style:style style:name="P9" style:family="paragraph" style:parent-style-name="Standard">
      <style:text-properties officeooo:rsid="0008f7ab" officeooo:paragraph-rsid="0008f7ab"/>
    </style:style>
    <style:style style:name="P10" style:family="paragraph" style:parent-style-name="Standard" style:list-style-name="L1">
      <style:text-properties officeooo:rsid="0005aa83" officeooo:paragraph-rsid="0005aa83"/>
    </style:style>
    <style:style style:name="P11" style:family="paragraph" style:parent-style-name="Standard" style:list-style-name="L1">
      <style:text-properties fo:font-weight="bold" officeooo:rsid="0005aa83" officeooo:paragraph-rsid="0005aa83" style:font-weight-asian="bold" style:font-weight-complex="bold"/>
    </style:style>
    <style:style style:name="P12" style:family="paragraph" style:parent-style-name="Standard">
      <style:text-properties fo:font-weight="bold" officeooo:rsid="0005aa83" officeooo:paragraph-rsid="0005aa83" style:font-weight-asian="bold" style:font-weight-complex="bold"/>
    </style:style>
    <style:style style:name="P13" style:family="paragraph" style:parent-style-name="Standard">
      <style:text-properties fo:font-weight="normal" officeooo:rsid="0005aa83" officeooo:paragraph-rsid="0005aa83" style:font-weight-asian="normal" style:font-weight-complex="normal"/>
    </style:style>
    <style:style style:name="P14" style:family="paragraph" style:parent-style-name="Standard">
      <style:text-properties officeooo:rsid="0008f7ab" officeooo:paragraph-rsid="0008f7ab"/>
    </style:style>
    <style:style style:name="P15" style:family="paragraph" style:parent-style-name="Standard">
      <style:text-properties officeooo:rsid="0008f7ab" officeooo:paragraph-rsid="000c2169"/>
    </style:style>
    <style:style style:name="P16" style:family="paragraph" style:parent-style-name="Standard">
      <style:text-properties officeooo:rsid="000c2169" officeooo:paragraph-rsid="0008f7ab"/>
    </style:style>
    <style:style style:name="P17" style:family="paragraph" style:parent-style-name="Standard">
      <style:text-properties officeooo:rsid="000c2169" officeooo:paragraph-rsid="000c2169"/>
    </style:style>
    <style:style style:name="P18" style:family="paragraph" style:parent-style-name="Standard">
      <style:text-properties officeooo:rsid="00052ffd" officeooo:paragraph-rsid="00052ffd"/>
    </style:style>
    <style:style style:name="T1" style:family="text">
      <style:text-properties officeooo:rsid="00052ffd"/>
    </style:style>
    <style:style style:name="T2" style:family="text">
      <style:text-properties fo:color="#1b1b1b" loext:opacity="100%"/>
    </style:style>
    <style:style style:name="T3" style:family="text">
      <style:text-properties fo:color="#1b1b1b" loext:opacity="100%" fo:font-size="1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78bda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6f817" style:font-weight-asian="normal" style:font-weight-complex="normal"/>
    </style:style>
    <style:style style:name="T8" style:family="text">
      <style:text-properties officeooo:rsid="00078bda"/>
    </style:style>
    <style:style style:name="T9" style:family="text">
      <style:text-properties officeooo:rsid="0008f7ab"/>
    </style:style>
    <style:style style:name="T10" style:family="text">
      <style:text-properties officeooo:rsid="000b6daa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tml:lenguaje de etiqueta de hipertexto</text:p>
      <text:p text:style-name="P1"/>
      <text:p text:style-name="P1">Html (lenguaje de marcas de hipertexto , del ingles hypertext maekup language) es el componente mas basico de la web , define el significado y la estructura del contenido web, además de html , generalmente se utilizan otras tecnologías , para describir la apariencia/presentación de una pagina web (CSS) o la funcionalidad/comportamiento (JavaScript).</text:p>
      <text:p text:style-name="P1"/>
      <text:p text:style-name="P1">“hipertexto” hace referencia a los enlaces que conectan paginas web entre si, ya sea dentro de un unico sitio web o entre sitios web , los enlaces son aspectos fundamental de la web , al subir contenido a internet y vincularlo a las paginas creadas por otras personas , te conviertes en un participante activo en la “world wide web”(red informática mundial ).</text:p>
      <text:p text:style-name="P1"/>
      <text:p text:style-name="P2">HTML fue inventado por Tim Berners-Lee, un físico del instituto de investigación CERN en Suiza. Se le ocurrió la idea de un sistema de hipertexto basado en Internet y publicó la primera versión de HTML en 1991. Desde entonces, cada nueva versión del lenguaje HTML viene con nuevas etiquetas y atributos para el marcado.</text:p>
      <text:p text:style-name="P9"/>
      <text:p text:style-name="P1"/>
      <text:p text:style-name="P3"><text:span text:style-name="T1"><text:s/></text:span><text:span text:style-name="T10">Ut</text:span><text:span text:style-name="T1">iliza “marcas” para etiquetar texto , imágenes y otros contenido para mostrarlo en un nevegador wed las marcas HTMl incluyen “elementos” especiales como </text:span><text:a xlink:type="simple" xlink:href="https://developer.mozilla.org/es/docs/Web/HTML/Element/head" text:style-name="Internet_20_link" text:visited-style-name="Visited_20_Internet_20_Link"><text:span text:style-name="Source_20_Text"><text:span text:style-name="T2">&lt;head&gt;</text:span></text:span></text:a><text:span text:style-name="T2">, </text:span><text:a xlink:type="simple" xlink:href="https://developer.mozilla.org/es/docs/Web/HTML/Element/title" text:style-name="Internet_20_link" text:visited-style-name="Visited_20_Internet_20_Link"><text:span text:style-name="Source_20_Text"><text:span text:style-name="T2">&lt;title&gt;</text:span></text:span></text:a><text:span text:style-name="T2">, </text:span><text:a xlink:type="simple" xlink:href="https://developer.mozilla.org/es/docs/Web/HTML/Element/body" text:style-name="Internet_20_link" text:visited-style-name="Visited_20_Internet_20_Link"><text:span text:style-name="Source_20_Text"><text:span text:style-name="T2">&lt;body&gt;</text:span></text:span></text:a><text:span text:style-name="T2">, </text:span><text:a xlink:type="simple" xlink:href="https://developer.mozilla.org/es/docs/Web/HTML/Element/header" text:style-name="Internet_20_link" text:visited-style-name="Visited_20_Internet_20_Link"><text:span text:style-name="Source_20_Text"><text:span text:style-name="T2">&lt;header&gt;</text:span></text:span></text:a><text:span text:style-name="T2">, </text:span><text:a xlink:type="simple" xlink:href="https://developer.mozilla.org/es/docs/Web/HTML/Element/footer" text:style-name="Internet_20_link" text:visited-style-name="Visited_20_Internet_20_Link"><text:span text:style-name="Source_20_Text"><text:span text:style-name="T2">&lt;footer&gt;</text:span></text:span></text:a><text:span text:style-name="T2">, </text:span><text:a xlink:type="simple" xlink:href="https://developer.mozilla.org/es/docs/Web/HTML/Element/article" text:style-name="Internet_20_link" text:visited-style-name="Visited_20_Internet_20_Link"><text:span text:style-name="Source_20_Text"><text:span text:style-name="T2">&lt;article&gt;</text:span></text:span></text:a><text:span text:style-name="T2">, </text:span><text:a xlink:type="simple" xlink:href="https://developer.mozilla.org/es/docs/Web/HTML/Element/section" text:style-name="Internet_20_link" text:visited-style-name="Visited_20_Internet_20_Link"><text:span text:style-name="Source_20_Text"><text:span text:style-name="T2">&lt;section&gt;</text:span></text:span></text:a><text:span text:style-name="T2">, </text:span><text:a xlink:type="simple" xlink:href="https://developer.mozilla.org/es/docs/Web/HTML/Element/p" text:style-name="Internet_20_link" text:visited-style-name="Visited_20_Internet_20_Link"><text:span text:style-name="Source_20_Text"><text:span text:style-name="T2">&lt;p&gt;</text:span></text:span></text:a><text:span text:style-name="T2">, </text:span><text:a xlink:type="simple" xlink:href="https://developer.mozilla.org/es/docs/Web/HTML/Element/div" text:style-name="Internet_20_link" text:visited-style-name="Visited_20_Internet_20_Link"><text:span text:style-name="Source_20_Text"><text:span text:style-name="T2">&lt;div&gt;</text:span></text:span></text:a><text:span text:style-name="T2">, </text:span><text:a xlink:type="simple" xlink:href="https://developer.mozilla.org/es/docs/Web/HTML/Element/span" text:style-name="Internet_20_link" text:visited-style-name="Visited_20_Internet_20_Link"><text:span text:style-name="Source_20_Text"><text:span text:style-name="T2">&lt;span&gt;</text:span></text:span></text:a><text:span text:style-name="T2">, </text:span><text:a xlink:type="simple" xlink:href="https://developer.mozilla.org/es/docs/Web/HTML/Element/img" text:style-name="Internet_20_link" text:visited-style-name="Visited_20_Internet_20_Link"><text:span text:style-name="Source_20_Text"><text:span text:style-name="T2">&lt;img&gt;</text:span></text:span></text:a><text:span text:style-name="T2">, </text:span><text:a xlink:type="simple" xlink:href="https://developer.mozilla.org/es/docs/Web/HTML/Element/aside" text:style-name="Internet_20_link" text:visited-style-name="Visited_20_Internet_20_Link"><text:span text:style-name="Source_20_Text"><text:span text:style-name="T2">&lt;aside&gt;</text:span></text:span></text:a><text:span text:style-name="T2">, </text:span><text:a xlink:type="simple" xlink:href="https://developer.mozilla.org/es/docs/Web/HTML/Element/audio" text:style-name="Internet_20_link" text:visited-style-name="Visited_20_Internet_20_Link"><text:span text:style-name="Source_20_Text"><text:span text:style-name="T2">&lt;audio&gt;</text:span></text:span></text:a><text:span text:style-name="T2">, </text:span><text:a xlink:type="simple" xlink:href="https://developer.mozilla.org/es/docs/Web/HTML/Element/canvas" text:style-name="Internet_20_link" text:visited-style-name="Visited_20_Internet_20_Link"><text:span text:style-name="Source_20_Text"><text:span text:style-name="T2">&lt;canvas&gt;</text:span></text:span></text:a><text:span text:style-name="T2">, </text:span><text:a xlink:type="simple" xlink:href="https://developer.mozilla.org/es/docs/Web/HTML/Element/datalist" text:style-name="Internet_20_link" text:visited-style-name="Visited_20_Internet_20_Link"><text:span text:style-name="Source_20_Text"><text:span text:style-name="T2">&lt;datalist&gt;</text:span></text:span></text:a><text:span text:style-name="T2">, </text:span><text:a xlink:type="simple" xlink:href="https://developer.mozilla.org/es/docs/Web/HTML/Element/details" text:style-name="Internet_20_link" text:visited-style-name="Visited_20_Internet_20_Link"><text:span text:style-name="Source_20_Text"><text:span text:style-name="T2">&lt;details&gt;</text:span></text:span></text:a><text:span text:style-name="T2">, </text:span><text:a xlink:type="simple" xlink:href="https://developer.mozilla.org/es/docs/Web/HTML/Element/embed" text:style-name="Internet_20_link" text:visited-style-name="Visited_20_Internet_20_Link"><text:span text:style-name="Source_20_Text"><text:span text:style-name="T2">&lt;embed&gt;</text:span></text:span></text:a><text:span text:style-name="T2">, </text:span><text:a xlink:type="simple" xlink:href="https://developer.mozilla.org/es/docs/Web/HTML/Element/nav" text:style-name="Internet_20_link" text:visited-style-name="Visited_20_Internet_20_Link"><text:span text:style-name="Source_20_Text"><text:span text:style-name="T2">&lt;nav&gt;</text:span></text:span></text:a><text:span text:style-name="T2">, </text:span><text:a xlink:type="simple" xlink:href="https://developer.mozilla.org/en-US/docs/Web/HTML/Element/output" text:style-name="Internet_20_link" text:visited-style-name="Visited_20_Internet_20_Link"><text:span text:style-name="Source_20_Text"><text:span text:style-name="T2">&lt;output&gt;</text:span></text:span><text:span text:style-name="T2"> </text:span><text:span text:style-name="T3">(en-US)</text:span></text:a><text:span text:style-name="T2">, </text:span><text:a xlink:type="simple" xlink:href="https://developer.mozilla.org/es/docs/Web/HTML/Element/progress" text:style-name="Internet_20_link" text:visited-style-name="Visited_20_Internet_20_Link"><text:span text:style-name="Source_20_Text"><text:span text:style-name="T2">&lt;progress&gt;</text:span></text:span></text:a><text:span text:style-name="T2">, </text:span><text:a xlink:type="simple" xlink:href="https://developer.mozilla.org/es/docs/Web/HTML/Element/video" text:style-name="Internet_20_link" text:visited-style-name="Visited_20_Internet_20_Link"><text:span text:style-name="Source_20_Text"><text:span text:style-name="T2">&lt;video&gt;</text:span></text:span></text:a><text:span text:style-name="T2">, </text:span><text:a xlink:type="simple" xlink:href="https://developer.mozilla.org/es/docs/Web/HTML/Element/ul" text:style-name="Internet_20_link" text:visited-style-name="Visited_20_Internet_20_Link"><text:span text:style-name="Source_20_Text"><text:span text:style-name="T2">&lt;ul&gt;</text:span></text:span></text:a><text:span text:style-name="T2">, </text:span><text:a xlink:type="simple" xlink:href="https://developer.mozilla.org/es/docs/Web/HTML/Element/ol" text:style-name="Internet_20_link" text:visited-style-name="Visited_20_Internet_20_Link"><text:span text:style-name="Source_20_Text"><text:span text:style-name="T2">&lt;ol&gt;</text:span></text:span></text:a><text:span text:style-name="T2">, </text:span><text:a xlink:type="simple" xlink:href="https://developer.mozilla.org/es/docs/Web/HTML/Element/li" text:style-name="Internet_20_link" text:visited-style-name="Visited_20_Internet_20_Link"><text:span text:style-name="Source_20_Text"><text:span text:style-name="T2">&lt;li&gt;</text:span></text:span></text:a><text:span text:style-name="T2"> </text:span>y muchos otros.<text:span text:style-name="T1"> </text:span></text:p>
      <text:p text:style-name="P3"/>
      <text:p text:style-name="P1">Un elemento HTML se distingue de otro texto en un documento mediante “etiquetas”,que consisten en el nombre del elemento rodeado por “&lt;” y ”&gt;”. El nombre de un elemento dentro de una etiqueta no distingue entre mayúscula y minúscula. Es decir se puede escribir en mayúsculas, minúsculas o una mezcal . Por ejemplo, la etiqueta &lt;title&gt; se puede escribir como &lt;title&gt;,&lt;/title&gt; o de cualquier otra forma.</text:p>
      <text:p text:style-name="P1"/>
      <text:p text:style-name="P5">Entonces. ¿<text:span text:style-name="T9">Qu</text:span>é es HTML en realidad?</text:p>
      <text:p text:style-name="P5"/>
      <text:p text:style-name="P4"><text:span text:style-name="T4">HTML , no es un lengu</text:span><text:span text:style-name="T5">aj</text:span><text:span text:style-name="T4">e de programación;</text:span> es un lenguaje de marcado que define la estructura de tu contenido . HTML consiste en una ser<text:span text:style-name="T8">ie</text:span> de elementos que usarás para encerrar diferentes partes del contenido para que se vena o comporten de una determinada manera. Las etiquetas de encierre pueden hacer de una palabra o una imagen un hipervínculo a otro sitio , se pueden cabiar plabras a cursiva agrandar o achicar la letra, etc.</text:p>
      <text:p text:style-name="P4"/>
      <text:p text:style-name="P4">las partes principales del elemento son:</text:p>
      <text:p text:style-name="P4"/>
      <text:list text:style-name="L1">
        <text:list-item>
          <text:p text:style-name="P10"><text:span text:style-name="T4">La etiqueta de apertura</text:span>:consite en el nombre del elemento (en este caso ,&lt;p&gt;)encerrado por parentesis angulares (&lt;&gt;) de apertura y <text:s/>cierre . Establece donde comienza o empieza a tener efecto el elemento- en este caso , donde es el comienzo del párrafo.</text:p>
          <text:p text:style-name="P10"/>
        </text:list-item>
        <text:list-item>
          <text:p text:style-name="P10"><text:span text:style-name="T4">La etiqueta de cierre: </text:span>Es igual que la etiqueta de apertura , excepto que incluye una barra de cierre (/)antes del nombre de la etiqueta. Establece donde termina el elemento- en este caso donde termina el párrafo-.</text:p>
          <text:p text:style-name="P10"/>
        </text:list-item>
        <text:list-item>
          <text:p text:style-name="P11"><text:soft-page-break/>El contenido : <text:span text:style-name="T6">Este es el contenido del elemento , que en este caso es solo texto.</text:span></text:p>
          <text:p text:style-name="P11"/>
        </text:list-item>
        <text:list-item>
          <text:p text:style-name="P11">El elemento: <text:span text:style-name="T6">la etiqueta de apertura , mas la etiqueta de cierre , mas el contenido equivalente al elemento .</text:span></text:p>
        </text:list-item>
      </text:list>
      <text:p text:style-name="P5"/>
      <text:p text:style-name="P13">Estructura básica de html:</text:p>
      <text:p text:style-name="P5">-----------------------------------<text:span text:style-name="T6"/></text:p>
      <text:p text:style-name="P6"/>
      <text:p text:style-name="P2">&lt;!<text:span text:style-name="T9">DOCTYPE HTML </text:span>&gt; </text:p>
      <text:p text:style-name="P7">&lt;html&gt;</text:p>
      <text:p text:style-name="P7"><text:s text:c="7"/>&lt;head&gt;</text:p>
      <text:p text:style-name="P5"><text:span text:style-name="T6"><text:s text:c="10"/></text:span><text:span text:style-name="T7">información técnica para el navegador </text:span></text:p>
      <text:p text:style-name="P7"><text:s text:c="7"/>&lt;/head&gt;</text:p>
      <text:p text:style-name="P7"><text:s text:c="8"/>&lt;body&gt;</text:p>
      <text:p text:style-name="P7"><text:s text:c="12"/>contenido que aparecerá en la pagina web </text:p>
      <text:p text:style-name="P7"><text:s text:c="9"/>&lt;/body&gt;</text:p>
      <text:p text:style-name="P7"><text:s/>&lt;/html&gt;</text:p>
      <text:p text:style-name="P7"/>
      <text:p text:style-name="P5"/>
      <text:p text:style-name="P1">&lt;!<text:span text:style-name="T9">DOCTYPE HTML </text:span>&gt;</text:p>
      <text:p text:style-name="P1">&lt;<text:span text:style-name="T9">html</text:span>&gt;</text:p>
      <text:p text:style-name="P1"><text:s text:c="9"/>&lt;<text:span text:style-name="T9">head</text:span>&gt;</text:p>
      <text:p text:style-name="P1"><text:s text:c="17"/>&lt;<text:span text:style-name="T9">title</text:span>&gt;<text:span text:style-name="T9">example &lt;/title&gt;</text:span></text:p>
      <text:p text:style-name="P1"><text:s text:c="9"/>&lt;/<text:span text:style-name="T9">head</text:span>&gt;</text:p>
      <text:p text:style-name="P1"><text:s text:c="9"/>&lt;<text:span text:style-name="T9">body </text:span>&gt;</text:p>
      <text:p text:style-name="P2"><text:s text:c="18"/>&lt;<text:span text:style-name="T9">h1</text:span>&gt; </text:p>
      <text:p text:style-name="P9"><text:s text:c="17"/>&lt;p&gt; <text:s text:c="2"/>hola! &lt;/p&gt;</text:p>
      <text:p text:style-name="P1"><text:s text:c="18"/>&lt;/<text:span text:style-name="T9">h1</text:span>&gt;</text:p>
      <text:p text:style-name="P1"><text:s text:c="10"/>&lt;/<text:span text:style-name="T9">body</text:span>&gt;</text:p>
      <text:p text:style-name="P1"><text:s text:c="4"/>&lt;/<text:span text:style-name="T9">html</text:span>&gt;</text:p>
      <text:p text:style-name="P1"/>
      <text:p text:style-name="P15">----------------------------</text:p>
      <text:p text:style-name="P17">Ejemplo </text:p>
      <text:p text:style-name="P17"/>
      <text:p text:style-name="P17">&lt;!DOCTYPE html&gt;</text:p>
      <text:p text:style-name="P17"><text:s/>&lt;html&gt;</text:p>
      <text:p text:style-name="P17"><text:s text:c="4"/>&lt;head&gt;</text:p>
      <text:p text:style-name="P17"><text:s text:c="9"/>&lt;title&gt; hola &lt;/title&gt; </text:p>
      <text:p text:style-name="P17"><text:s text:c="4"/>&lt;/head&gt;</text:p>
      <text:p text:style-name="P17"><text:s text:c="2"/>&lt;body&gt;</text:p>
      <text:p text:style-name="P17"><text:s text:c="5"/>&lt;left&gt; &lt;p&gt;</text:p>
      <text:p text:style-name="P17"><text:s text:c="2"/>&lt;h1&gt; Hoy 02 de abril del 2024 &lt;/h1&gt; práctica &lt;/p&gt;</text:p>
      <text:p text:style-name="P17"/>
      <text:p text:style-name="P17"><text:s/>&lt;h3&gt; Html &lt;/h3&gt;</text:p>
      <text:p text:style-name="P17"/>
      <text:p text:style-name="P17"><text:s/>&lt;p&gt;</text:p>
      <text:p text:style-name="P17">Las siglas html,(lengua de marcado de hipertexto) con las inicales lo dicen "lenguaje de marcado de hipertexto " <text:s/>es el código que se utiliza para estructurar y desplegar una página web y sus contenidos.sin embargo existe un gran debate de las persona que se intruducen en la <text:s/>industria de la <text:soft-page-break/>progración ya que confunde o toman en cuanta que html es un lenguale de "programación" y no es asi... &lt;/p&gt;</text:p>
      <text:p text:style-name="P17"/>
      <text:p text:style-name="P17">&lt;center&gt;</text:p>
      <text:p text:style-name="P17"/>
      <text:p text:style-name="P17">&lt;h2&gt; Lenguajes de progración &lt;/h2&gt;</text:p>
      <text:p text:style-name="P17"/>
      <text:p text:style-name="P17">&lt;/center&gt;</text:p>
      <text:p text:style-name="P17"/>
      <text:p text:style-name="P17">&lt;h3&gt; JAVASCRIPT &lt;/h3&gt;</text:p>
      <text:p text:style-name="P17"/>
      <text:p text:style-name="P17">&lt;p&gt;</text:p>
      <text:p text:style-name="P17">Se define con el lenguaje dináminco que usualemente es utilizado , por progradores de paginas wed , por su facilidad de los bloques dinámincos , al igual de ser un lenjuague de alto rendimiento que garantiza mejorar la interfaz del usuario </text:p>
      <text:p text:style-name="P17">&lt;/p&gt; </text:p>
      <text:p text:style-name="P17"/>
      <text:p text:style-name="P17">&lt;h3&gt; PHP &lt;/h3&gt;</text:p>
      <text:p text:style-name="P17"/>
      <text:p text:style-name="P17">&lt;p&gt;</text:p>
      <text:p text:style-name="P17">Php (PRE-PROCESADOR DE HIPRETEXTO ) se desgtigue de otros lenguajes de progración por su su simplicidad para los programadores</text:p>
      <text:p text:style-name="P17">&lt;/p&gt;</text:p>
      <text:p text:style-name="P17"/>
      <text:p text:style-name="P17">&lt;h3&gt; PYTHON &lt;/h3&gt;</text:p>
      <text:p text:style-name="P17"/>
      <text:p text:style-name="P17">&lt;p&gt; </text:p>
      <text:p text:style-name="P17">Este legunaje se encarga de crear una amplia variedad de aplicaciones, lo curiosidad de este lenguaje es que no esta especializado para algún problema en específico <text:s/></text:p>
      <text:p text:style-name="P17">&lt;/p&gt;</text:p>
      <text:p text:style-name="P17"/>
      <text:p text:style-name="P17">&lt;/body&gt;</text:p>
      <text:p text:style-name="P17"/>
      <text:p text:style-name="P17">&lt;/html&gt;</text:p>
      <text:p text:style-name="P17"/>
      <text:p text:style-name="P8"/>
      <text:p text:style-name="P9"/>
      <text:p text:style-name="P9">Etiquetas para párrafos</text:p>
      <text:p text:style-name="P9">-----------------------------------------------------------------------------</text:p>
      <text:p text:style-name="P9">&lt;p&gt; Sirve para separar parrafos y dejar espacios en blanco</text:p>
      <text:p text:style-name="P9"/>
      <text:p text:style-name="P9">&lt;br&gt; Sirve como fin de línea o como un punto y aparte <text:s text:c="3"/></text:p>
      <text:p text:style-name="P9"/>
      <text:p text:style-name="P9">&amp;nbsp; &amp;nbsp; Crear espacios en blanco entre las palabras</text:p>
      <text:p text:style-name="P9"/>
      <text:p text:style-name="P9">&lt;pre&gt;&lt;/pre&gt; formato de texto, el texto se mostrará como se escribió en el codigo fuente</text:p>
      <text:p text:style-name="P9"/>
      <text:p text:style-name="P9">&lt;hr&gt;&lt;/hr&gt; Permite trazar lineas horizontales para dividir o crear secciones en la página y &lt;hr color="red"&gt; así como &lt;hr size=10px&gt;</text:p>
      <text:p text:style-name="P9"><text:soft-page-break/></text:p>
      <text:p text:style-name="P9">&lt;fieldset&gt;&lt;/fieldset&gt; Crea un rectángulo alrededor del texto o imagen</text:p>
      <text:p text:style-name="P9"/>
      <text:p text:style-name="P9">&lt;legend&gt;Titulo&lt;/legend&gt; Asignar un encabezado al fieldset</text:p>
      <text:p text:style-name="P9"/>
      <text:p text:style-name="P9">&lt;center&gt;&lt;/center&gt; Sirve para alinear un encabezado o un párrafo al centro de la pagina</text:p>
      <text:p text:style-name="P9"/>
      <text:p text:style-name="P17">Tipos de letras </text:p>
      <text:p text:style-name="P9">------------------------------------------------------</text:p>
      <text:p text:style-name="P9"/>
      <text:p text:style-name="P9">&lt;h1&gt;&lt;/h1&gt; Le da tamaño al texto, varia del 1 al 6</text:p>
      <text:p text:style-name="P9"/>
      <text:p text:style-name="P9">&lt;b&gt;&lt;/b&gt; Estilo Negrita</text:p>
      <text:p text:style-name="P9"/>
      <text:p text:style-name="P9">&lt;tt&gt;&lt;/tt&gt; Teletipo</text:p>
      <text:p text:style-name="P9"/>
      <text:p text:style-name="P9">&lt;strong&gt;&lt;/strong&gt; Fuerte, como negrita</text:p>
      <text:p text:style-name="P9"/>
      <text:p text:style-name="P9">&lt;i&gt;&lt;/i&gt; Cursiva</text:p>
      <text:p text:style-name="P9"/>
      <text:p text:style-name="P9">&lt;em&gt;&lt;/em&gt; Émfasis, como cursiva</text:p>
      <text:p text:style-name="P9"/>
      <text:p text:style-name="P9">font-style: italic // Cursiva en css</text:p>
      <text:p text:style-name="P9"/>
      <text:p text:style-name="P9">&lt;u&gt;&lt;/u&gt; Subrayado</text:p>
      <text:p text:style-name="P9"/>
      <text:p text:style-name="P9">&lt;strike&gt;&lt;/strike&gt; Texto tachado <text:s text:c="3"/></text:p>
      <text:p text:style-name="P9"/>
      <text:p text:style-name="P9">&lt;s&gt;&lt;/s&gt; Texto tachado</text:p>
      <text:p text:style-name="P9"/>
      <text:p text:style-name="P9">&lt;sup&gt;&lt;/sup&gt; Superíndice, como elevado en matemáticas</text:p>
      <text:p text:style-name="P9"/>
      <text:p text:style-name="P9">&lt;sub&gt;&lt;/sub&gt; Subíndice</text:p>
      <text:p text:style-name="P9"/>
      <text:p text:style-name="P9">&lt;marquee&gt;&lt;/marquee&gt; El texto se desplaza de derecha a izquierda repetidamente <text:s text:c="3"/></text:p>
      <text:p text:style-name="P9"/>
      <text:p text:style-name="P9">&lt;font size="7px"&gt;TEXTO&lt;/font&gt; Para asignar tamaño al texto, se denota en pixeles el tamaño</text:p>
      <text:p text:style-name="P9"/>
      <text:p text:style-name="P9">&lt;font color="red"&gt;TEXTO&lt;/font&gt; Para dar color al texto, red, green, orange, blue etc...</text:p>
      <text:p text:style-name="P9"/>
      <text:p text:style-name="P9">&lt;font face="arial"&gt;TEXTO&lt;/font&gt; Tipo de fuente del texto <text:s text:c="11"/></text:p>
      <text:p text:style-name="P9"/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VE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VE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5T11:45:06.950336495</meta:creation-date>
    <dc:date>2024-05-06T11:40:23.794111883</dc:date>
    <meta:editing-duration>PT2H22M29S</meta:editing-duration>
    <meta:editing-cycles>8</meta:editing-cycles>
    <meta:generator>LibreOffice/7.4.7.2$Linux_X86_64 LibreOffice_project/40$Build-2</meta:generator>
    <meta:document-statistic meta:table-count="0" meta:image-count="0" meta:object-count="0" meta:page-count="4" meta:paragraph-count="93" meta:word-count="943" meta:character-count="6222" meta:non-whitespace-character-count="5139"/>
  </office:meta>
</office:document-meta>
</file>